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604cm"/>
    </style:style>
    <style:style style:name="Table1.B" style:family="table-column">
      <style:table-column-properties style:column-width="9.79cm"/>
    </style:style>
    <style:style style:name="Table1.C" style:family="table-column">
      <style:table-column-properties style:column-width="2.619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5" style:family="table">
      <style:table-properties style:width="16.995cm" table:align="left"/>
    </style:style>
    <style:style style:name="Table5.A" style:family="table-column">
      <style:table-column-properties style:column-width="4.741cm"/>
    </style:style>
    <style:style style:name="Table5.B" style:family="table-column">
      <style:table-column-properties style:column-width="12.254cm"/>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736cm"/>
    </style:style>
    <style:style style:name="Table2.B" style:family="table-column">
      <style:table-column-properties style:column-width="12.277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741cm"/>
    </style:style>
    <style:style style:name="Table3.B" style:family="table-column">
      <style:table-column-properties style:column-width="12.271cm"/>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556cm"/>
    </style:style>
    <style:style style:name="Table4.B" style:family="table-column">
      <style:table-column-properties style:column-width="11.456cm"/>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B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2.501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Heading_20_1">
      <style:paragraph-properties fo:text-align="center"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NETLOGO-CLUSTER</text:h>
      <text:p text:style-name="Standard"/>
      <text:p text:style-name="P1">Base folder structure</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File/Dir</text:p>
          </table:table-cell>
          <table:table-cell table:style-name="Table1.A1" office:value-type="string">
            <text:p text:style-name="Table_20_Contents">Description</text:p>
          </table:table-cell>
          <table:table-cell table:style-name="Table1.C1" office:value-type="string">
            <text:p text:style-name="Table_20_Contents">Example</text:p>
          </table:table-cell>
        </table:table-row>
        <table:table-row>
          <table:table-cell table:style-name="Table1.A6" office:value-type="string">
            <text:p text:style-name="Table_20_Contents">Etc/</text:p>
          </table:table-cell>
          <table:table-cell table:style-name="Table1.B6" office:value-type="string">
            <text:p text:style-name="Table_20_Contents">Define configuration data</text:p>
          </table:table-cell>
          <table:table-cell table:style-name="Table1.C6" office:value-type="string">
            <text:p text:style-name="Table_20_Contents"/>
          </table:table-cell>
        </table:table-row>
        <table:table-row>
          <table:table-cell table:style-name="Table1.A3" office:value-type="string">
            <text:p text:style-name="Table_20_Contents">Etc/netlogo-cluster.conf</text:p>
          </table:table-cell>
          <table:table-cell table:style-name="Table1.B3" office:value-type="string">
            <text:p text:style-name="Table_20_Contents">Configuration parameters. Those parameters rarely need to be modified. Only when install for the first times.</text:p>
          </table:table-cell>
          <table:table-cell table:style-name="Table1.C3" office:value-type="string">
            <text:p text:style-name="Table_20_Contents"/>
          </table:table-cell>
        </table:table-row>
        <table:table-row>
          <table:table-cell table:style-name="Table1.A4" office:value-type="string">
            <text:p text:style-name="Table_20_Contents">Scripts/</text:p>
          </table:table-cell>
          <table:table-cell table:style-name="Table1.B4" office:value-type="string">
            <text:p text:style-name="Table_20_Contents">Scripts to launch netlogo to the cluster and process data</text:p>
          </table:table-cell>
          <table:table-cell table:style-name="Table1.C4" office:value-type="string">
            <text:p text:style-name="Table_20_Contents"/>
          </table:table-cell>
        </table:table-row>
        <table:table-row>
          <table:table-cell table:style-name="Table1.A6" office:value-type="string">
            <text:p text:style-name="Table_20_Contents">netlogo/</text:p>
          </table:table-cell>
          <table:table-cell table:style-name="Table1.B6" office:value-type="string">
            <text:p text:style-name="Table_20_Contents">Soft Link that points to Netlogo</text:p>
          </table:table-cell>
          <table:table-cell table:style-name="Table1.C6" office:value-type="string">
            <text:p text:style-name="Table_20_Contents"/>
          </table:table-cell>
        </table:table-row>
        <table:table-row>
          <table:table-cell table:style-name="Table1.A6" office:value-type="string">
            <text:p text:style-name="Table_20_Contents">ProjectName_Version</text:p>
          </table:table-cell>
          <table:table-cell table:style-name="Table1.B6" office:value-type="string">
            <text:p text:style-name="Table_20_Contents">As a standard, when running a program it's only necessary to call to projects folder.</text:p>
          </table:table-cell>
          <table:table-cell table:style-name="Table1.C6" office:value-type="string">
            <text:p text:style-name="Table_20_Contents">EV_4.0.0</text:p>
          </table:table-cell>
        </table:table-row>
      </table:table>
      <text:p text:style-name="Standard"/>
      <text:p text:style-name="Standard">Example:</text:p>
      <text:p text:style-name="Standard"/>
      <text:p text:style-name="Standard">Ev_4.0.0/ (Detailed but same scheme with projects)</text:p>
      <text:p text:style-name="P3">experiments</text:p>
      <text:p text:style-name="P3">Ev_4.0.0.nlogo</text:p>
      <text:p text:style-name="P3">extra.data</text:p>
      <text:p text:style-name="P3">output_rep1000_test1_1_17_04_2013/</text:p>
      <text:p text:style-name="P4">output</text:p>
      <text:p text:style-name="P4">output.err</text:p>
      <text:p text:style-name="P4">Ev_4.0.0.nlogo</text:p>
      <text:p text:style-name="P3"><text:tab/>experiments</text:p>
      <text:p text:style-name="P3"><text:tab/>extra.data (link)</text:p>
      <text:p text:style-name="P3">output_rep1000_test3_2_17_04_2013/</text:p>
      <text:p text:style-name="P4">output</text:p>
      <text:p text:style-name="P4">output.err</text:p>
      <text:p text:style-name="P4">Ev_4.0.0.nlogo</text:p>
      <text:p text:style-name="P3"><text:tab/>experiments</text:p>
      <text:p text:style-name="P3"><text:tab/>extra.data (link)</text:p>
      <text:p text:style-name="P3">output_rep1000_test1_3_17_04_2013/ </text:p>
      <text:p text:style-name="P4">output</text:p>
      <text:p text:style-name="P4">output.err</text:p>
      <text:p text:style-name="P4">Ev_4.0.0.nlogo</text:p>
      <text:p text:style-name="P3"><text:tab/>experiments</text:p>
      <text:p text:style-name="P3"><text:tab/>extra.data (link)</text:p>
      <text:p text:style-name="P3">output_rep100_test1_4_18_07_2013/</text:p>
      <text:p text:style-name="P4">output</text:p>
      <text:p text:style-name="P4">output.err</text:p>
      <text:p text:style-name="P4">Ev_4.0.0.nlogo</text:p>
      <text:p text:style-name="P3"><text:tab/>experiments<text:tab/></text:p>
      <text:p text:style-name="P3"><text:tab/>extra.data (link)</text:p>
      <text:p text:style-name="P3"/>
      <text:p text:style-name="Standard">Ev_4.0.1/</text:p>
      <text:p text:style-name="Standard">Ev_3.0.0/</text:p>
      <text:p text:style-name="Standard">scripts/</text:p>
      <text:p text:style-name="Standard">etc/ </text:p>
      <text:p text:style-name="Standard"><text:soft-page-break/><text:span text:style-name="T1"/></text:p>
      <text:p text:style-name="Standard"><text:span text:style-name="T1"/></text:p>
      <text:p text:style-name="Standard"><text:span text:style-name="T1">How to launch a job to cluster</text:span></text:p>
      <text:p text:style-name="Standard"/>
      <text:p text:style-name="Standard">In the base of netlogo-cluster:</text:p>
      <text:p text:style-name="Standard"/>
      <text:p text:style-name="Standard">./cluster-launcher.sh &lt;Project's name&gt;</text:p>
      <text:p text:style-name="Standard"/>
      <text:p text:style-name="Standard">Example: ./cluster-launcher.sh Ev_4.0.1</text:p>
      <text:p text:style-name="Standard"/>
      <text:p text:style-name="Standard">At this point, cluster-launcher is going to:</text:p>
      <text:p text:style-name="Standard">1-Read Ev_4.0.1/experiments</text:p>
      <text:p text:style-name="Standard">2-Read Ev_4.0.1/Ev_4.0.1.nlogo</text:p>
      <text:p text:style-name="P2">3-Launch each experiment found in “experiments” to the cluster.</text:p>
      <text:p text:style-name="P1"/>
      <text:p text:style-name="P1"/>
      <text:p text:style-name="P1">Project's folder</text:p>
      <text:p text:style-name="P1"/>
      <text:p text:style-name="P2">Each project folder contains:</text:p>
      <text:p text:style-name="P2"/>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Description</text:p>
          </table:table-cell>
        </table:table-row>
        <table:table-row>
          <table:table-cell table:style-name="Table5.A4" office:value-type="string">
            <text:p text:style-name="Table_20_Contents">projects_name.nlogo</text:p>
          </table:table-cell>
          <table:table-cell table:style-name="Table5.B4" office:value-type="string">
            <text:p text:style-name="Table_20_Contents">It must have the same name as the folder.</text:p>
          </table:table-cell>
        </table:table-row>
        <table:table-row>
          <table:table-cell table:style-name="Table5.A4" office:value-type="string">
            <text:p text:style-name="P5">experiments</text:p>
          </table:table-cell>
          <table:table-cell table:style-name="Table5.B4" office:value-type="string">
            <text:p text:style-name="Table_20_Contents">Contains all experiments to run in the cluster.</text:p>
          </table:table-cell>
        </table:table-row>
        <table:table-row>
          <table:table-cell table:style-name="Table5.A4" office:value-type="string">
            <text:p text:style-name="Table_20_Contents">output_...</text:p>
          </table:table-cell>
          <table:table-cell table:style-name="Table5.B4" office:value-type="string">
            <text:p text:style-name="Table_20_Contents">Each run generates an output. All files are setted inside.</text:p>
          </table:table-cell>
        </table:table-row>
        <table:table-row>
          <table:table-cell table:style-name="Table5.A5" office:value-type="string">
            <text:p text:style-name="Table_20_Contents">Dependent nlogo data files</text:p>
          </table:table-cell>
          <table:table-cell table:style-name="Table5.B5" office:value-type="string">
            <text:p text:style-name="Table_20_Contents">Nlogo file requires other data. They must be placed in base directory project's folder.</text:p>
          </table:table-cell>
        </table:table-row>
      </table:table>
      <text:p text:style-name="P2"/>
      <text:p text:style-name="Standard"/>
      <text:p text:style-name="P1">Output folders</text:p>
      <text:p text:style-name="Standard"/>
      <text:p text:style-name="Standard">Once the experiment's execution is done you will find in the output folder several files/folders explained a few lines below. It's interesting to know that it's not possible to override an output folder. It will always create a new one in order to avoid the lose of data.</text:p>
      <text:p text:style-name="Standard"/>
      <text:p text:style-name="Standard">Format:</text:p>
      <table:table table:name="Table2" table:style-name="Table2">
        <table:table-column table:style-name="Table2.A"/>
        <table:table-column table:style-name="Table2.B"/>
        <table:table-row>
          <table:table-cell table:style-name="Table2.A1" office:value-type="string">
            <text:p text:style-name="Table_20_Contents">Parameter</text:p>
          </table:table-cell>
          <table:table-cell table:style-name="Table2.B1" office:value-type="string">
            <text:p text:style-name="Table_20_Contents">Description</text:p>
          </table:table-cell>
        </table:table-row>
        <table:table-row>
          <table:table-cell table:style-name="Table2.A2" office:value-type="string">
            <text:p text:style-name="Table_20_Contents">output</text:p>
          </table:table-cell>
          <table:table-cell table:style-name="Table2.B2" office:value-type="string">
            <text:p text:style-name="Table_20_Contents">Fixed</text:p>
          </table:table-cell>
        </table:table-row>
        <table:table-row>
          <table:table-cell table:style-name="Table2.A7" office:value-type="string">
            <text:p text:style-name="Table_20_Contents">Test runned</text:p>
          </table:table-cell>
          <table:table-cell table:style-name="Table2.B7" office:value-type="string">
            <text:p text:style-name="Table_20_Contents">Experiment's name runned of nlogo file</text:p>
          </table:table-cell>
        </table:table-row>
        <table:table-row>
          <table:table-cell table:style-name="Table2.A7" office:value-type="string">
            <text:p text:style-name="Table_20_Contents">[parallel version] Parallelized job</text:p>
          </table:table-cell>
          <table:table-cell table:style-name="Table2.B7" office:value-type="string">
            <text:p text:style-name="Table_20_Contents">For a parallel job. To differentiate each job there is an identification number for each.</text:p>
          </table:table-cell>
        </table:table-row>
        <table:table-row>
          <table:table-cell table:style-name="Table2.A7" office:value-type="string">
            <text:p text:style-name="Table_20_Contents">[parallel version]</text:p>
            <text:p text:style-name="Table_20_Contents">Variable value 1,</text:p>
            <text:p text:style-name="Table_20_Contents">Variable value 2, </text:p>
            <text:p text:style-name="Table_20_Contents">...</text:p>
          </table:table-cell>
          <table:table-cell table:style-name="Table2.B7" office:value-type="string">
            <text:p text:style-name="Table_20_Contents">For a parallel job. Variable value is added in order to make it easier to understand results. There will as many values as parallelizations in experiments file.</text:p>
          </table:table-cell>
        </table:table-row>
        <table:table-row>
          <table:table-cell table:style-name="Table2.A7" office:value-type="string">
            <text:p text:style-name="Table_20_Contents">Total number of execution</text:p>
          </table:table-cell>
          <table:table-cell table:style-name="Table2.B7" office:value-type="string">
            <text:p text:style-name="Table_20_Contents">Accumulated counter of all executions in the current project</text:p>
          </table:table-cell>
        </table:table-row>
        <table:table-row>
          <table:table-cell table:style-name="Table2.A7" office:value-type="string">
            <text:p text:style-name="Table_20_Contents">#repetitions</text:p>
          </table:table-cell>
          <table:table-cell table:style-name="Table2.B7" office:value-type="string">
            <text:p text:style-name="Table_20_Contents">Number of repetitions to run. It's defined in nlogo experiments</text:p>
          </table:table-cell>
        </table:table-row>
        <table:table-row>
          <table:table-cell table:style-name="Table2.A8" office:value-type="string">
            <text:p text:style-name="Table_20_Contents">Date</text:p>
          </table:table-cell>
          <table:table-cell table:style-name="Table2.B8" office:value-type="string">
            <text:p text:style-name="Table_20_Contents">Day, month and year</text:p>
          </table:table-cell>
        </table:table-row>
      </table:table>
      <text:p text:style-name="Standard"><text:soft-page-break/></text:p>
      <text:p text:style-name="Standard">output_totalOfExecutions_testRunned_#repetitions_DD_MM_YY/</text:p>
      <text:p text:style-name="Standard"/>
      <text:p text:style-name="Standard">Parallelized version:</text:p>
      <text:p text:style-name="Standard">output_totalOfExecutions.ParallelizedJob_VariableValue1_VariableValue2_...3..._testRunned_#repetitions_DD_MM_YY/</text:p>
      <text:p text:style-name="Standard"/>
      <text:p text:style-name="Standard"/>
      <text:p text:style-name="Standard">Files created:</text:p>
      <table:table table:name="Table3" table:style-name="Table3">
        <table:table-column table:style-name="Table3.A"/>
        <table:table-column table:style-name="Table3.B"/>
        <table:table-row>
          <table:table-cell table:style-name="Table3.A1" office:value-type="string">
            <text:p text:style-name="Table_20_Contents">File</text:p>
          </table:table-cell>
          <table:table-cell table:style-name="Table3.B1" office:value-type="string">
            <text:p text:style-name="Table_20_Contents">Description</text:p>
          </table:table-cell>
        </table:table-row>
        <table:table-row>
          <table:table-cell table:style-name="Table3.A5" office:value-type="string">
            <text:p text:style-name="Table_20_Contents">output</text:p>
          </table:table-cell>
          <table:table-cell table:style-name="Table3.B5" office:value-type="string">
            <text:p text:style-name="Table_20_Contents">Cluster data output</text:p>
          </table:table-cell>
        </table:table-row>
        <table:table-row>
          <table:table-cell table:style-name="Table3.A5" office:value-type="string">
            <text:p text:style-name="Table_20_Contents">Output.err</text:p>
          </table:table-cell>
          <table:table-cell table:style-name="Table3.B5" office:value-type="string">
            <text:p text:style-name="Table_20_Contents">Cluster error output</text:p>
          </table:table-cell>
        </table:table-row>
        <table:table-row>
          <table:table-cell table:style-name="Table3.A5" office:value-type="string">
            <text:p text:style-name="Table_20_Contents">&lt;Project's name&gt;.nlogo</text:p>
          </table:table-cell>
          <table:table-cell table:style-name="Table3.B5" office:value-type="string">
            <text:p text:style-name="Table_20_Contents">Nlogo file used </text:p>
          </table:table-cell>
        </table:table-row>
        <table:table-row>
          <table:table-cell table:style-name="Table3.A5" office:value-type="string">
            <text:p text:style-name="P5">experiments</text:p>
          </table:table-cell>
          <table:table-cell table:style-name="Table3.B5" office:value-type="string">
            <text:p text:style-name="Table_20_Contents">Execution file used</text:p>
          </table:table-cell>
        </table:table-row>
        <table:table-row>
          <table:table-cell table:style-name="Table3.A6" office:value-type="string">
            <text:p text:style-name="P5">Link to extra data</text:p>
          </table:table-cell>
          <table:table-cell table:style-name="Table3.B6" office:value-type="string">
            <text:p text:style-name="Table_20_Contents">All those files added to base folder are considered to be necessary for nlogo. A Symbolic link is created to output. It is required when job is launcher.</text:p>
          </table:table-cell>
        </table:table-row>
      </table:table>
      <text:p text:style-name="Standard"/>
      <text:p text:style-name="Standard"/>
      <text:p text:style-name="P1">Experiments file</text:p>
      <text:p text:style-name="P2">This file describes how many jobs lunch to cluster. The purpose is to automatize the launch of a large number of experiment's.</text:p>
      <text:p text:style-name="P2"/>
      <text:p text:style-name="P2">Format:</text:p>
      <table:table table:name="Table4" table:style-name="Table4">
        <table:table-column table:style-name="Table4.A"/>
        <table:table-column table:style-name="Table4.B"/>
        <table:table-row>
          <table:table-cell table:style-name="Table4.A1" office:value-type="string">
            <text:p text:style-name="Table_20_Contents">Column</text:p>
          </table:table-cell>
          <table:table-cell table:style-name="Table4.B1" office:value-type="string">
            <text:p text:style-name="Table_20_Contents">Description</text:p>
          </table:table-cell>
        </table:table-row>
        <table:table-row>
          <table:table-cell table:style-name="Table4.A3" office:value-type="string">
            <text:p text:style-name="Table_20_Contents">Experiment's name</text:p>
          </table:table-cell>
          <table:table-cell table:style-name="Table4.B3" office:value-type="string">
            <text:p text:style-name="Table_20_Contents">Must be defined inside Nlogo</text:p>
          </table:table-cell>
        </table:table-row>
        <table:table-row>
          <table:table-cell table:style-name="Table4.A3" office:value-type="string">
            <text:p text:style-name="Table_20_Contents"># repetitions</text:p>
          </table:table-cell>
          <table:table-cell table:style-name="Table4.B3" office:value-type="string">
            <text:p text:style-name="Table_20_Contents">It ignores #repetitions inside Nlogo and it uses this one when launches the job.</text:p>
          </table:table-cell>
        </table:table-row>
        <table:table-row>
          <table:table-cell table:style-name="Table4.A4" office:value-type="string">
            <text:p text:style-name="Table_20_Contents">Total execution time expected</text:p>
          </table:table-cell>
          <table:table-cell table:style-name="Table4.B4" office:value-type="string">
            <text:p text:style-name="Table_20_Contents">Cluster needs to know in which queue (short, long) launch the job. For this reason it's necessary to specify an estimation. If it's not too much it could delete the job too soon (then err file would be empty). </text:p>
          </table:table-cell>
        </table:table-row>
        <table:table-row>
          <table:table-cell table:style-name="Table4.A5" office:value-type="string">
            <text:p text:style-name="Table_20_Contents">[optional] </text:p>
            <text:p text:style-name="Table_20_Contents">-parallelize &lt;Variable Name&gt; &lt;start&gt; &lt;step&gt; &lt;end&gt;</text:p>
          </table:table-cell>
          <table:table-cell table:style-name="Table4.B5" office:value-type="string">
            <text:p text:style-name="Table_20_Contents">Parallelize each value experiment in the cluster. Each value represents an independent job in the cluster. In the case there is more than 1 variable to parallelize, they will be combined. </text:p>
            <text:p text:style-name="Table_20_Contents">Note: variable must be defined under behaviour space as <text:s/><text:span text:style-name="T1">constant</text:span>.</text:p>
          </table:table-cell>
        </table:table-row>
      </table:table>
      <text:p text:style-name="P2"/>
      <text:p text:style-name="Standard">Example:</text:p>
      <text:p text:style-name="Standard"/>
      <text:p text:style-name="Standard">test 20 05:00:00 </text:p>
      <text:p text:style-name="Standard">2-newTest 100 05:00:00 -parallelize PrbStopTravelling 0 0.1 1</text:p>
      <text:p text:style-name="Standard">3-test 50 04:00:00 -parallelize PrbStopTravelling 0 0.1 1 -parallelize PrbToBecomeAsymp 0 0.1 1</text:p>
      <text:p text:style-name="Standard">test1 10 05:00:00 </text:p>
      <text:p text:style-name="Standard">test 20 05:00:00</text:p>
      <text:p text:style-name="Standard"/>
      <text:p text:style-name="Standard">For experiment 2:</text:p>
      <text:p text:style-name="Standard">In this case 11 (0, 0.1, 0.2, … , 1.0) jobs will be launch. One for each value <text:s/>“PrbStopTravelling” is <text:soft-page-break/>generated.</text:p>
      <text:p text:style-name="Standard"/>
      <text:p text:style-name="Standard">For experiment 3:</text:p>
      <text:p text:style-name="Standard">There are two variable to combine (PrbToBecomeAsymp and PrbStopTravelling). Each one has 11 values to test. As said before, there will be combined. This means there will be 11 x 11 = 121 jobs to launch.</text:p>
      <text:p text:style-name="Standard">Once all done, netlogo-plotter has an option (-jid or --job-id) to plot identifying the output by its id. So, it won't be necessary to specify 121 output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ornet </meta:initial-creator>
    <meta:creation-date>2013-04-26T12:35:36</meta:creation-date>
    <dc:date>2013-05-14T11:08:16</dc:date>
    <dc:creator>ajornet </dc:creator>
    <meta:editing-duration>PT1H29M15S</meta:editing-duration>
    <meta:editing-cycles>158</meta:editing-cycles>
    <meta:generator>LibreOffice/3.5$Linux_X86_64 LibreOffice_project/350m1$Build-2</meta:generator>
    <meta:document-statistic meta:table-count="5" meta:image-count="0" meta:object-count="0" meta:page-count="4" meta:paragraph-count="133" meta:word-count="668" meta:character-count="4593" meta:non-whitespace-character-count="4039"/>
  </office:meta>
</office:document-meta>
</file>